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GerenciaDeConfiguração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73988" text:style-name="L1">
        <text:list-item>
          <text:p text:style-name="P18"><text:soft-page-break/>Checlkist de Verificação da Gerência de Configuração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7" office:value-type="string">
            <text:p text:style-name="P15">1</text:p>
          </table:table-cell>
          <table:table-cell table:style-name="Tabela2.B7" office:value-type="string">
            <text:p text:style-name="P14">Um Sistema de Gerência de Configuração foi estabelecido e mantido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2</text:p>
          </table:table-cell>
          <table:table-cell table:style-name="Tabela2.B7" office:value-type="string">
            <text:p text:style-name="P14">Os itens de configuração foram identificados com base em critérios estabelecido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3</text:p>
          </table:table-cell>
          <table:table-cell table:style-name="Tabela2.B7" office:value-type="string">
            <text:p text:style-name="P14">Os itens de configuração sujeitos a um controle formal foram colocados sob baseline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4</text:p>
          </table:table-cell>
          <table:table-cell table:style-name="Tabela2.B7" office:value-type="string">
            <text:p text:style-name="P14">A situação dos itens de configuração e das <text:s/>baselines foi registrada ao longo do tempo e disponibilizada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5</text:p>
          </table:table-cell>
          <table:table-cell table:style-name="Tabela2.B7" office:value-type="string">
            <text:p text:style-name="P14">Modificações em itens de configuração foram controlada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6</text:p>
          </table:table-cell>
          <table:table-cell table:style-name="Tabela2.B7" office:value-type="string">
            <text:p text:style-name="P14">O armazenamento, o manuseio e a liberação de itens de configuração e baselines foram controlado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7</text:p>
          </table:table-cell>
          <table:table-cell table:style-name="Tabela2.B8" office:value-type="string">
            <text:p text:style-name="P14">Auditorias de configuração foram realizadas objetivamente para assegurar que as <text:s/>baselines e os itens de configuração estejam íntegros, completos e consistentes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GerenciaDeConfiguraçã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2:18.78</dc:date>
    <meta:editing-cycles>6</meta:editing-cycles>
    <meta:editing-duration>PT1H10M13S</meta:editing-duration>
    <meta:document-statistic meta:table-count="3" meta:image-count="3" meta:object-count="0" meta:page-count="2" meta:paragraph-count="32" meta:word-count="166" meta:character-count="1216" meta:non-whitespace-character-count="1078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